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2" svg:font-family="'Liberation Sans', Arial" style:font-family-generic="swiss" style:font-pitch="variable"/>
    <style:font-face style:name="Noto Sans CJK JP Regular1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4.574cm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2.572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ffffff" style:font-name-asian="Noto Sans CJK JP Regular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text-properties fo:font-size="15pt" style:font-size-asian="15pt" style:font-size-complex="15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color="#000080" style:font-name="Courier New" fo:language="zxx" fo:country="none"/>
    </style:style>
    <style:style style:name="T2" style:family="text">
      <style:text-properties style:font-name="Liberation Sans1"/>
    </style:style>
    <style:style style:name="T3" style:family="text">
      <style:text-properties fo:color="#008000" style:font-name="Courier New" fo:language="zxx" fo:country="none"/>
    </style:style>
    <style:style style:name="T4" style:family="text">
      <style:text-properties style:font-name="Courier New" fo:language="zxx" fo:country="none"/>
    </style:style>
    <style:style style:name="T5" style:family="text">
      <style:text-properties style:font-name="Liberation Sans1" style:font-size-asian="31.5pt" style:font-size-complex="31.5pt"/>
    </style:style>
    <style:style style:name="T6" style:family="text">
      <style:text-properties fo:color="#ff3200" style:font-name="Courier New" fo:language="zxx" fo:country="none"/>
    </style:style>
    <style:style style:name="T7" style:family="text">
      <style:text-properties fo:color="#4c4c4c" style:font-name="Courier New"/>
    </style:style>
    <style:style style:name="T8" style:family="text">
      <style:text-properties fo:color="#000080" style:font-name="Courier New" fo:font-size="16pt" fo:language="zxx" fo:country="none"/>
    </style:style>
    <style:style style:name="T9" style:family="text">
      <style:text-properties fo:color="#008000" style:font-name="Courier New" fo:font-size="16pt" fo:language="zxx" fo:country="none"/>
    </style:style>
    <style:style style:name="T10" style:family="text">
      <style:text-properties style:font-name="Courier New" fo:font-size="16pt" fo:language="zxx" fo:country="none"/>
    </style:style>
    <style:style style:name="T11" style:family="text">
      <style:text-properties fo:color="#4c4c4c" style:font-name="Courier New" fo:font-size="16pt"/>
    </style:style>
    <style:style style:name="T12" style:family="text">
      <style:text-properties fo:color="#4c4c4c" style:font-name="Courier New" fo:font-size="16pt" fo:language="zxx" fo:country="none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color="#000080" style:font-name="Courier New" fo:font-size="12pt" fo:language="zxx" fo:country="none"/>
    </style:style>
    <style:style style:name="T15" style:family="text">
      <style:text-properties fo:color="#4c4c4c" style:font-name="Courier New" fo:font-size="12pt"/>
    </style:style>
    <style:style style:name="T16" style:family="text">
      <style:text-properties fo:color="#008000" style:font-name="Courier New" fo:font-size="12pt" fo:language="zxx" fo:country="none"/>
    </style:style>
    <style:style style:name="T17" style:family="text">
      <style:text-properties style:font-name="Courier New" fo:font-size="12pt" fo:language="zxx" fo:country="none"/>
    </style:style>
    <style:style style:name="T18" style:family="text">
      <style:text-properties fo:color="#000080" style:font-name="Courier New" fo:font-size="15pt" fo:language="zxx" fo:country="none" style:font-size-asian="15pt" style:font-size-complex="15pt"/>
    </style:style>
    <style:style style:name="T19" style:family="text">
      <style:text-properties fo:color="#4c4c4c" style:font-name="Courier New" fo:font-size="15pt" style:font-size-asian="15pt" style:font-size-complex="15pt"/>
    </style:style>
    <style:style style:name="T20" style:family="text">
      <style:text-properties fo:color="#008000" style:font-name="Courier New" fo:font-size="15pt" fo:language="zxx" fo:country="none" style:font-size-asian="15pt" style:font-size-complex="15pt"/>
    </style:style>
    <style:style style:name="T21" style:family="text">
      <style:text-properties style:font-name="Courier New" fo:font-size="15pt" fo:language="zxx" fo:country="none" style:font-size-asian="15pt" style:font-size-complex="15pt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color="#000080" style:font-name="Courier New" fo:font-size="18pt" fo:language="zxx" fo:country="none"/>
    </style:style>
    <style:style style:name="T24" style:family="text">
      <style:text-properties fo:color="#4c4c4c" style:font-name="Courier New" fo:font-size="18pt"/>
    </style:style>
    <style:style style:name="T25" style:family="text">
      <style:text-properties fo:color="#008000" style:font-name="Courier New" fo:font-size="18pt" fo:language="zxx" fo:country="none"/>
    </style:style>
    <style:style style:name="T26" style:family="text">
      <style:text-properties style:font-name="Courier New" fo:font-size="18pt" fo:language="zxx" fo:country="none"/>
    </style:style>
    <style:style style:name="T27" style:family="text">
      <style:text-properties style:text-line-through-style="solid" style:text-line-through-type="single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fo:color="#ff0000" style:font-name="Courier New" fo:font-size="18pt" fo:language="zxx" fo:country="none"/>
    </style:style>
    <style:style style:name="T30" style:family="text">
      <style:text-properties fo:color="#ff0000" style:font-name="Courier New" fo:font-size="26pt" fo:language="zxx" fo:country="none"/>
    </style:style>
    <style:style style:name="T31" style:family="text">
      <style:text-properties fo:color="#008000" style:font-name="Courier New" fo:font-size="26pt" fo:language="zxx" fo:country="none"/>
    </style:style>
    <style:style style:name="T32" style:family="text">
      <style:text-properties fo:color="#4c4c4c" style:font-name="Courier New" fo:font-size="26pt" fo:language="zxx" fo:country="none"/>
    </style:style>
    <style:style style:name="T33" style:family="text">
      <style:text-properties fo:color="#008000" style:font-name="Courier New" fo:font-size="28pt" fo:language="zxx" fo:country="none"/>
    </style:style>
    <style:style style:name="T34" style:family="text">
      <style:text-properties fo:color="#4c4c4c" style:font-name="Courier New" fo:font-size="28pt"/>
    </style:style>
    <style:style style:name="T35" style:family="text">
      <style:text-properties style:font-name="Courier New" fo:font-size="28pt" fo:language="zxx" fo:country="none"/>
    </style:style>
    <style:style style:name="T36" style:family="text">
      <style:text-properties fo:color="#ff0000" style:font-name="Courier New" fo:font-size="28pt" fo:language="zxx" fo:country="none"/>
    </style:style>
    <style:style style:name="T37" style:family="text">
      <style:text-properties fo:color="#ff0000" style:font-name="Courier New" fo:language="zxx" fo:country="none"/>
    </style:style>
    <style:style style:name="T38" style:family="text">
      <style:text-properties fo:color="#4c4c4c" style:font-name="Courier New" fo:language="zxx" fo:country="none"/>
    </style:style>
    <style:style style:name="T39" style:family="text">
      <style:text-properties fo:color="#000000" style:font-name="Courier New" fo:language="zxx" fo:country="none"/>
    </style:style>
    <style:style style:name="T40" style:family="text">
      <style:text-properties fo:color="#000080" style:font-name="Courier New" fo:font-size="28pt" fo:language="zxx" fo:country="none" style:font-size-asian="28pt" style:font-size-complex="28pt"/>
    </style:style>
    <style:style style:name="T41" style:family="text">
      <style:text-properties fo:color="#008000" style:font-name="Courier New" fo:font-size="28pt" fo:language="zxx" fo:country="none" style:font-size-asian="28pt" style:font-size-complex="28pt"/>
    </style:style>
    <style:style style:name="T42" style:family="text">
      <style:text-properties style:font-name="Courier New" fo:font-size="28pt" fo:language="zxx" fo:country="none" style:font-size-asian="28pt" style:font-size-complex="28pt"/>
    </style:style>
    <style:style style:name="T43" style:family="text">
      <style:text-properties fo:color="#000080" style:font-name="Courier New" fo:font-size="26pt" fo:language="zxx" fo:country="none" style:font-size-asian="26pt" style:font-size-complex="26pt"/>
    </style:style>
    <style:style style:name="T44" style:family="text">
      <style:text-properties fo:color="#4c4c4c" style:font-name="Courier New" fo:font-size="26pt" style:font-size-asian="26pt" style:font-size-complex="26pt"/>
    </style:style>
    <style:style style:name="T45" style:family="text">
      <style:text-properties fo:color="#008000" style:font-name="Courier New" fo:font-size="26pt" fo:language="zxx" fo:country="none" style:font-size-asian="26pt" style:font-size-complex="26pt"/>
    </style:style>
    <style:style style:name="T46" style:family="text">
      <style:text-properties style:font-name="Courier New" fo:font-size="26pt" fo:language="zxx" fo:country="none" style:font-size-asian="26pt" style:font-size-complex="26pt"/>
    </style:style>
    <style:style style:name="T47" style:family="text">
      <style:text-properties fo:font-size="24pt" style:font-size-asian="24pt" style:font-size-complex="24pt"/>
    </style:style>
    <style:style style:name="T48" style:family="text">
      <style:text-properties fo:color="#000080" style:font-name="Courier New" fo:font-size="20pt" fo:language="zxx" fo:country="none" style:font-size-asian="20pt" style:font-size-complex="20pt"/>
    </style:style>
    <style:style style:name="T49" style:family="text">
      <style:text-properties fo:color="#4c4c4c" style:font-name="Courier New" fo:font-size="20pt" style:font-size-asian="20pt" style:font-size-complex="20pt"/>
    </style:style>
    <style:style style:name="T50" style:family="text">
      <style:text-properties fo:color="#008000" style:font-name="Courier New" fo:font-size="20pt" fo:language="zxx" fo:country="none" style:font-size-asian="20pt" style:font-size-complex="20pt"/>
    </style:style>
    <style:style style:name="T51" style:family="text">
      <style:text-properties fo:font-size="20pt" style:font-size-asian="20pt" style:font-size-complex="20pt"/>
    </style:style>
    <style:style style:name="T52" style:family="text">
      <style:text-properties fo:color="#ff0000" style:font-name="Courier New" fo:font-size="20pt" fo:language="zxx" fo:country="none" style:font-size-asian="20pt" style:font-size-complex="20pt"/>
    </style:style>
    <style:style style:name="T53" style:family="text">
      <style:text-properties style:font-name="Courier New" fo:font-size="20pt" fo:language="zxx" fo:country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uby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Curiosidade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g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1">class</text:span><text:span text:style-name="T2"> </text:span><text:span text:style-name="T3">A</text:span><text:span text:style-name="T4">;</text:span><text:span text:style-name="T2"> </text:span><text:span text:style-name="T1">end</text:span></text:p>
            <text:p/>
            <text:p><text:span text:style-name="T1">def</text:span><text:span text:style-name="T2"> </text:span><text:span text:style-name="T3">my_method</text:span><text:span text:style-name="T4">(</text:span><text:span text:style-name="T3">a</text:span><text:span text:style-name="T4">,</text:span><text:span text:style-name="T2"> </text:span><text:span text:style-name="T3">b</text:span><text:span text:style-name="T4">=</text:span><text:span text:style-name="T3">A.new</text:span><text:span text:style-name="T4">)</text:span></text:p>
            <text:p><text:span text:style-name="T5"><text:s text:c="2"/></text:span><text:span text:style-name="T3">puts</text:span><text:span text:style-name="T2"> </text:span><text:span text:style-name="T3">a</text:span><text:span text:style-name="T4">,</text:span><text:span text:style-name="T2"> </text:span><text:span text:style-name="T3">b</text:span></text:p>
            <text:p><text:span text:style-name="T1">end</text:span></text:p>
            <text:p/>
            <text:p><text:span text:style-name="T3">my_method</text:span><text:span text:style-name="T4">(</text:span><text:span text:style-name="T6">5</text:span><text:span text:style-name="T4">)</text:span></text:p>
            <text:p xml:id="id1" text:id="id1"><text:span text:style-name="T7"># 5</text:span></text:p>
            <text:p xml:id="id2" text:id="id2"><text:span text:style-name="T7"># #&lt;A:0x00000000dfc668&gt;</text:span></text:p>
          </draw:text-box>
        </draw:frame>
        <draw:frame draw:style-name="gr2" draw:text-style-name="P2" draw:layer="layout" svg:width="25.199cm" svg:height="12.179cm" svg:x="1.401cm" svg:y="4.915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gs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1">class</text:span><text:span text:style-name="T2"> </text:span><text:span text:style-name="T3">A</text:span><text:span text:style-name="T4">;</text:span><text:span text:style-name="T2"> </text:span><text:span text:style-name="T1">end</text:span></text:p>
            <text:p/>
            <text:p><text:span text:style-name="T1">def</text:span><text:span text:style-name="T2"> </text:span><text:span text:style-name="T3">my_method</text:span><text:span text:style-name="T4">(</text:span><text:span text:style-name="T3">b</text:span><text:span text:style-name="T4">=</text:span><text:span text:style-name="T3">A.new, a</text:span><text:span text:style-name="T4">)</text:span></text:p>
            <text:p><text:span text:style-name="T5"><text:s text:c="2"/></text:span><text:span text:style-name="T3">puts</text:span><text:span text:style-name="T2"> </text:span><text:span text:style-name="T3">a</text:span><text:span text:style-name="T4">,</text:span><text:span text:style-name="T2"> </text:span><text:span text:style-name="T3">b</text:span></text:p>
            <text:p><text:span text:style-name="T1">end</text:span></text:p>
            <text:p/>
            <text:p><text:span text:style-name="T3">my_method</text:span><text:span text:style-name="T4">(</text:span><text:span text:style-name="T6">5</text:span><text:span text:style-name="T4">)</text:span></text:p>
            <text:p xml:id="id3" text:id="id3"><text:span text:style-name="T7"># 5</text:span></text:p>
            <text:p xml:id="id4" text:id="id4"><text:span text:style-name="T7"># #&lt;A:0x00000000dfc368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gs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1">class</text:span><text:span text:style-name="T2"> </text:span><text:span text:style-name="T3">A</text:span><text:span text:style-name="T4">;</text:span><text:span text:style-name="T2"> </text:span><text:span text:style-name="T1">end</text:span></text:p>
            <text:p/>
            <text:p><text:span text:style-name="T1">def</text:span><text:span text:style-name="T2"> </text:span><text:span text:style-name="T3">my_method</text:span><text:span text:style-name="T4">(</text:span><text:span text:style-name="T3">c</text:span><text:span text:style-name="T4">, </text:span><text:span text:style-name="T3">b</text:span><text:span text:style-name="T4">=</text:span><text:span text:style-name="T3">A.new</text:span><text:span text:style-name="T4">,</text:span><text:span text:style-name="T3"> a</text:span><text:span text:style-name="T4">)</text:span></text:p>
            <text:p><text:span text:style-name="T5"><text:s text:c="2"/></text:span><text:span text:style-name="T3">puts</text:span><text:span text:style-name="T2"> </text:span><text:span text:style-name="T3">a</text:span><text:span text:style-name="T4">,</text:span><text:span text:style-name="T2"> </text:span><text:span text:style-name="T3">b</text:span><text:span text:style-name="T4">,</text:span><text:span text:style-name="T3"> c</text:span></text:p>
            <text:p><text:span text:style-name="T1">end</text:span></text:p>
            <text:p/>
            <text:p><text:span text:style-name="T3">my_method</text:span><text:span text:style-name="T4">(</text:span><text:span text:style-name="T6">5</text:span><text:span text:style-name="T4">,</text:span><text:span text:style-name="T6"> 9</text:span><text:span text:style-name="T4">)</text:span></text:p>
            <text:p xml:id="id5" text:id="id5"><text:span text:style-name="T7"># 9</text:span></text:p>
            <text:p xml:id="id6" text:id="id6"><text:span text:style-name="T7"># #&lt;A:0x00000000dfc368&gt;</text:span></text:p>
            <text:p xml:id="id7" text:id="id7"><text:span text:style-name="T7"># 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gs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1">class</text:span><text:span text:style-name="T2"> </text:span><text:span text:style-name="T3">A</text:span><text:span text:style-name="T4">;</text:span><text:span text:style-name="T2"> </text:span><text:span text:style-name="T1">end</text:span></text:p>
            <text:p/>
            <text:p><text:span text:style-name="T1">def</text:span><text:span text:style-name="T2"> </text:span><text:span text:style-name="T3">my_method</text:span><text:span text:style-name="T4">(</text:span><text:span text:style-name="T3">a="hola"</text:span><text:span text:style-name="T4">,</text:span><text:span text:style-name="T2"> </text:span><text:span text:style-name="T3">b</text:span><text:span text:style-name="T4">=</text:span><text:span text:style-name="T3">A.new</text:span><text:span text:style-name="T4">)</text:span></text:p>
            <text:p><text:span text:style-name="T5"><text:s text:c="2"/></text:span><text:span text:style-name="T3">puts</text:span><text:span text:style-name="T2"> </text:span><text:span text:style-name="T3">a</text:span><text:span text:style-name="T4">,</text:span><text:span text:style-name="T2"> </text:span><text:span text:style-name="T3">b</text:span></text:p>
            <text:p><text:span text:style-name="T1">end</text:span></text:p>
            <text:p/>
            <text:p><text:span text:style-name="T3">my_method</text:span><text:span text:style-name="T4">(</text:span><text:span text:style-name="T6">5</text:span><text:span text:style-name="T4">)</text:span></text:p>
            <text:p xml:id="id8" text:id="id8"><text:span text:style-name="T7"># 5</text:span></text:p>
            <text:p xml:id="id9" text:id="id9"><text:span text:style-name="T7"># #&lt;A:0x00000000dfc668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gs</text:p>
          </draw:text-box>
        </draw:frame>
        <draw:frame presentation:style-name="pr4" draw:layer="layout" svg:width="12.297cm" svg:height="12.179cm" svg:x="1.4cm" svg:y="4.914cm" presentation:class="outline">
          <draw:text-box>
            <text:p><text:span text:style-name="T8">class </text:span><text:span text:style-name="T9">A</text:span><text:span text:style-name="T10">;</text:span><text:span text:style-name="T8"> end</text:span></text:p>
            <text:p><text:span text:style-name="T8">class </text:span><text:span text:style-name="T9">B</text:span><text:span text:style-name="T10">;</text:span><text:span text:style-name="T8"> end</text:span></text:p>
            <text:p/>
            <text:p><text:span text:style-name="T8">def </text:span><text:span text:style-name="T9">my_method</text:span><text:span text:style-name="T10">(</text:span><text:span text:style-name="T9">obj</text:span><text:span text:style-name="T10">=</text:span><text:span text:style-name="T9">A.new</text:span><text:span text:style-name="T10">,</text:span><text:span text:style-name="T8"> </text:span><text:span text:style-name="T9">args</text:span><text:span text:style-name="T10">={})</text:span></text:p>
            <text:p><text:span text:style-name="T8"><text:s text:c="2"/></text:span><text:span text:style-name="T9">puts</text:span><text:span text:style-name="T8"> </text:span><text:span text:style-name="T9">obj.class</text:span></text:p>
            <text:p><text:span text:style-name="T8">end</text:span></text:p>
          </draw:text-box>
        </draw:frame>
        <draw:frame presentation:style-name="pr4" draw:layer="layout" svg:width="12.297cm" svg:height="12.179cm" svg:x="14.313cm" svg:y="4.914cm" presentation:class="outline">
          <draw:text-box>
            <text:p><text:span text:style-name="T9">my_method</text:span><text:span text:style-name="T10">(</text:span><text:span text:style-name="T9">A.new</text:span><text:span text:style-name="T10">,</text:span><text:span text:style-name="T8"> </text:span><text:span text:style-name="T9">foo</text:span><text:span text:style-name="T10">:</text:span><text:span text:style-name="T8"> </text:span><text:span text:style-name="T10">:</text:span><text:span text:style-name="T9">bar</text:span><text:span text:style-name="T10">,</text:span><text:span text:style-name="T8"> </text:span><text:span text:style-name="T9">b</text:span><text:span text:style-name="T10">:</text:span><text:span text:style-name="T8"> </text:span><text:span text:style-name="T10">:</text:span><text:span text:style-name="T9">a</text:span><text:span text:style-name="T10">)</text:span></text:p>
            <text:p xml:id="id10" text:id="id10"><text:span text:style-name="T11"># A</text:span></text:p>
            <text:p xml:id="id11" text:id="id11"><text:span text:style-name="T9">my_method</text:span><text:span text:style-name="T10">(</text:span><text:span text:style-name="T9">A.new</text:span><text:span text:style-name="T10">)</text:span></text:p>
            <text:p xml:id="id12" text:id="id12"><text:span text:style-name="T11"># A</text:span></text:p>
            <text:p xml:id="id13" text:id="id13"><text:span text:style-name="T9">my_method</text:span></text:p>
            <text:p xml:id="id14" text:id="id14"><text:span text:style-name="T11"># A</text:span></text:p>
            <text:p xml:id="id15" text:id="id15"><text:span text:style-name="T9">my_method</text:span><text:span text:style-name="T10">(</text:span><text:span text:style-name="T9">foo</text:span><text:span text:style-name="T10">:</text:span><text:span text:style-name="T8"> </text:span><text:span text:style-name="T10">:</text:span><text:span text:style-name="T9">bar</text:span><text:span text:style-name="T10">,</text:span><text:span text:style-name="T8"> </text:span><text:span text:style-name="T9">b</text:span><text:span text:style-name="T10">:</text:span><text:span text:style-name="T8"> </text:span><text:span text:style-name="T10">:</text:span><text:span text:style-name="T9">a</text:span><text:span text:style-name="T10">)</text:span></text:p>
            <text:p xml:id="id16" text:id="id16"><text:span text:style-name="T11"># Hash</text:span></text:p>
            <text:p xml:id="id17" text:id="id17"><text:span text:style-name="T9">my_method</text:span><text:span text:style-name="T10">(</text:span><text:span text:style-name="T8">nil</text:span><text:span text:style-name="T10">,</text:span><text:span text:style-name="T8"> </text:span><text:span text:style-name="T9">foo</text:span><text:span text:style-name="T10">:</text:span><text:span text:style-name="T8"> </text:span><text:span text:style-name="T10">:</text:span><text:span text:style-name="T9">bar</text:span><text:span text:style-name="T10">,</text:span><text:span text:style-name="T8"> </text:span><text:span text:style-name="T9">b</text:span><text:span text:style-name="T10">:</text:span><text:span text:style-name="T8"> </text:span><text:span text:style-name="T10">:</text:span><text:span text:style-name="T9">a</text:span><text:span text:style-name="T10">)</text:span></text:p>
            <text:p xml:id="id18" text:id="id18"><text:span text:style-name="T11"># NilClas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gs</text:p>
          </draw:text-box>
        </draw:frame>
        <draw:frame presentation:style-name="pr4" draw:layer="layout" svg:width="12.297cm" svg:height="12.179cm" svg:x="1.4cm" svg:y="4.914cm" presentation:class="outline">
          <draw:text-box>
            <text:p><text:span text:style-name="T8">class</text:span><text:span text:style-name="T11"> </text:span><text:span text:style-name="T9">A</text:span><text:span text:style-name="T10">;</text:span><text:span text:style-name="T11"> </text:span><text:span text:style-name="T8">end</text:span></text:p>
            <text:p><text:span text:style-name="T8">class</text:span><text:span text:style-name="T11"> </text:span><text:span text:style-name="T9">B</text:span><text:span text:style-name="T10">;</text:span><text:span text:style-name="T11"> </text:span><text:span text:style-name="T8">end</text:span></text:p>
            <text:p/>
            <text:p><text:span text:style-name="T8">def</text:span><text:span text:style-name="T11"> </text:span><text:span text:style-name="T9">my_method</text:span><text:span text:style-name="T10">(</text:span><text:span text:style-name="T9">args</text:span><text:span text:style-name="T10">={},</text:span><text:span text:style-name="T11"> </text:span><text:span text:style-name="T9">obj</text:span><text:span text:style-name="T10">=</text:span><text:span text:style-name="T9">A.new</text:span><text:span text:style-name="T10">)</text:span></text:p>
            <text:p><text:span text:style-name="T11"><text:s text:c="2"/></text:span><text:span text:style-name="T9">puts</text:span><text:span text:style-name="T11"> </text:span><text:span text:style-name="T9">obj.class</text:span></text:p>
            <text:p><text:span text:style-name="T8">end</text:span></text:p>
          </draw:text-box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p><text:span text:style-name="T9">my_method</text:span><text:span text:style-name="T10">(</text:span><text:span text:style-name="T9">foo</text:span><text:span text:style-name="T10">:</text:span><text:span text:style-name="T11"> </text:span><text:span text:style-name="T10">:</text:span><text:span text:style-name="T9">bar</text:span><text:span text:style-name="T10">,</text:span><text:span text:style-name="T11"> </text:span><text:span text:style-name="T9">b</text:span><text:span text:style-name="T10">:</text:span><text:span text:style-name="T11"> </text:span><text:span text:style-name="T10">:</text:span><text:span text:style-name="T9">a</text:span><text:span text:style-name="T10">)</text:span></text:p>
            <text:p xml:id="id19" text:id="id19"><text:span text:style-name="T11"># A</text:span></text:p>
            <text:p xml:id="id20" text:id="id20"><text:span text:style-name="T9">my_method</text:span><text:span text:style-name="T10">(</text:span><text:span text:style-name="T9">foo</text:span><text:span text:style-name="T10">:</text:span><text:span text:style-name="T11"> </text:span><text:span text:style-name="T10">:</text:span><text:span text:style-name="T9">bar</text:span><text:span text:style-name="T10">,</text:span><text:span text:style-name="T11"> </text:span><text:span text:style-name="T9">b</text:span><text:span text:style-name="T10">:</text:span><text:span text:style-name="T11"> </text:span><text:span text:style-name="T10">:</text:span><text:span text:style-name="T9">a</text:span><text:span text:style-name="T10">,</text:span><text:span text:style-name="T11"> </text:span><text:span text:style-name="T9">A.new</text:span><text:span text:style-name="T10">)</text:span></text:p>
            <text:p xml:id="id21" text:id="id21"><text:span text:style-name="T11"># syntax error, unexpected ')', expecting =&gt;</text:span></text:p>
            <text:p xml:id="id22" text:id="id22"><text:span text:style-name="T9">my_method</text:span><text:span text:style-name="T10">({</text:span><text:span text:style-name="T11"> </text:span><text:span text:style-name="T9">foo</text:span><text:span text:style-name="T10">:</text:span><text:span text:style-name="T11"> </text:span><text:span text:style-name="T10">:</text:span><text:span text:style-name="T9">bar</text:span><text:span text:style-name="T10">,</text:span><text:span text:style-name="T11"> </text:span><text:span text:style-name="T9">b</text:span><text:span text:style-name="T10">:</text:span><text:span text:style-name="T11"> </text:span><text:span text:style-name="T10">:</text:span><text:span text:style-name="T9">a</text:span><text:span text:style-name="T11"> </text:span><text:span text:style-name="T10">},</text:span><text:span text:style-name="T11"> </text:span><text:span text:style-name="T9">A.new</text:span><text:span text:style-name="T10">)</text:span></text:p>
            <text:p xml:id="id23" text:id="id23"><text:span text:style-name="T11"># A</text:span></text:p>
            <text:p xml:id="id24" text:id="id24"><text:span text:style-name="T9">my_method</text:span><text:span text:style-name="T10">(</text:span><text:span text:style-name="T9">B.new</text:span><text:span text:style-name="T10">)</text:span></text:p>
            <text:p xml:id="id25" text:id="id25"><text:span text:style-name="T12"># 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pendency inje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8">class</text:span><text:span text:style-name="T11"> </text:span><text:span text:style-name="T9">A</text:span><text:span text:style-name="T10">;</text:span><text:span text:style-name="T11"> </text:span><text:span text:style-name="T8">end</text:span></text:p>
            <text:p/>
            <text:p><text:span text:style-name="T8">class</text:span><text:span text:style-name="T11"> </text:span><text:span text:style-name="T9">MyClass</text:span></text:p>
            <text:p><text:span text:style-name="T11"><text:s text:c="2"/></text:span><text:span text:style-name="T8">def</text:span><text:span text:style-name="T11"> </text:span><text:span text:style-name="T9">my_method</text:span><text:span text:style-name="T10">(</text:span><text:span text:style-name="T9">a</text:span><text:span text:style-name="T10">=</text:span><text:span text:style-name="T9">A.new</text:span><text:span text:style-name="T10">)</text:span></text:p>
            <text:p><text:span text:style-name="T11"><text:s text:c="4"/></text:span><text:span text:style-name="T9">puts</text:span><text:span text:style-name="T11"> </text:span><text:span text:style-name="T9">a</text:span></text:p>
            <text:p><text:span text:style-name="T11"><text:s text:c="2"/></text:span><text:span text:style-name="T8">end</text:span></text:p>
            <text:p><text:span text:style-name="T8">end</text:span></text:p>
            <text:p/>
            <text:p><text:span text:style-name="T9">MyClass.new.my_method</text:span></text:p>
            <text:p><text:span text:style-name="T11"># #&lt;A:0x00000001fb7218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pendency injection</text:p>
          </draw:text-box>
        </draw:frame>
        <draw:frame presentation:style-name="pr4" draw:layer="layout" svg:width="12.297cm" svg:height="12.179cm" svg:x="1.4cm" svg:y="4.914cm" presentation:class="outline">
          <draw:text-box>
            <text:p><text:span text:style-name="T8">class</text:span><text:span text:style-name="T11"> </text:span><text:span text:style-name="T9">A</text:span><text:span text:style-name="T10">;</text:span><text:span text:style-name="T11"> </text:span><text:span text:style-name="T8">end</text:span></text:p>
            <text:p><text:span text:style-name="T13"/></text:p>
            <text:p><text:span text:style-name="T8">class</text:span><text:span text:style-name="T11"> </text:span><text:span text:style-name="T9">MyClass</text:span></text:p>
            <text:p><text:span text:style-name="T11"><text:s text:c="2"/></text:span><text:span text:style-name="T8">def</text:span><text:span text:style-name="T11"> </text:span><text:span text:style-name="T9">my_method</text:span><text:span text:style-name="T10">(</text:span><text:span text:style-name="T9">a</text:span><text:span text:style-name="T10">=</text:span><text:span text:style-name="T9">A.new</text:span><text:span text:style-name="T10">)</text:span></text:p>
            <text:p><text:span text:style-name="T11"><text:s text:c="4"/></text:span><text:span text:style-name="T9">puts</text:span><text:span text:style-name="T11"> </text:span><text:span text:style-name="T9">a</text:span></text:p>
            <text:p><text:span text:style-name="T11"><text:s text:c="2"/></text:span><text:span text:style-name="T8">end</text:span></text:p>
            <text:p><text:span text:style-name="T8">end</text:span></text:p>
            <text:p><text:span text:style-name="T13"/></text:p>
            <text:p><text:span text:style-name="T8">class</text:span><text:span text:style-name="T11"> </text:span><text:span text:style-name="T9">MyClass</text:span></text:p>
            <text:p><text:span text:style-name="T11"><text:s text:c="2"/></text:span><text:span text:style-name="T8">class</text:span><text:span text:style-name="T11"> </text:span><text:span text:style-name="T9">A</text:span><text:span text:style-name="T10">;</text:span><text:span text:style-name="T11"> </text:span><text:span text:style-name="T8">end</text:span></text:p>
            <text:p><text:span text:style-name="T8">end</text:span></text:p>
          </draw:text-box>
        </draw:frame>
        <draw:frame presentation:style-name="pr4" draw:layer="layout" svg:width="12.297cm" svg:height="12.179cm" svg:x="14.313cm" svg:y="4.914cm" presentation:class="outline">
          <draw:text-box>
            <text:p><text:span text:style-name="T9">MyClass.new.m</text:span><text:span text:style-name="T9">y_m</text:span><text:span text:style-name="T9">ethod</text:span></text:p>
            <text:p xml:id="id26" text:id="id26"><text:span text:style-name="T11"># #&lt;MyClass::A:0x00000000fe6ca8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pendency injection</text:p>
          </draw:text-box>
        </draw:frame>
        <draw:frame presentation:style-name="pr4" draw:layer="layout" svg:width="12.297cm" svg:height="12.179cm" svg:x="1.4cm" svg:y="4.914cm" presentation:class="outline">
          <draw:text-box>
            <text:p><text:span text:style-name="T14">class</text:span><text:span text:style-name="T15"> </text:span><text:span text:style-name="T16">A</text:span><text:span text:style-name="T17">;</text:span><text:span text:style-name="T15"> </text:span><text:span text:style-name="T14">end</text:span></text:p>
            <text:p><text:span text:style-name="T13"/></text:p>
            <text:p><text:span text:style-name="T14">class</text:span><text:span text:style-name="T15"> </text:span><text:span text:style-name="T16">MyClass</text:span></text:p>
            <text:p><text:span text:style-name="T15"><text:s text:c="2"/></text:span><text:span text:style-name="T14">def</text:span><text:span text:style-name="T15"> </text:span><text:span text:style-name="T16">my_method</text:span><text:span text:style-name="T17">(</text:span><text:span text:style-name="T16">a</text:span><text:span text:style-name="T17">=</text:span><text:span text:style-name="T16">A.new</text:span><text:span text:style-name="T17">);</text:span><text:span text:style-name="T15"> </text:span><text:span text:style-name="T16">puts</text:span><text:span text:style-name="T15"> </text:span><text:span text:style-name="T16">a</text:span><text:span text:style-name="T17">;</text:span><text:span text:style-name="T15"> </text:span><text:span text:style-name="T14">end</text:span></text:p>
            <text:p><text:span text:style-name="T14">end</text:span></text:p>
            <text:p><text:span text:style-name="T13"/></text:p>
            <text:p><text:span text:style-name="T14">class</text:span><text:span text:style-name="T15"> </text:span><text:span text:style-name="T16">MyClass</text:span></text:p>
            <text:p><text:span text:style-name="T15"><text:s text:c="2"/></text:span><text:span text:style-name="T14">class</text:span><text:span text:style-name="T15"> </text:span><text:span text:style-name="T16">A</text:span><text:span text:style-name="T17">;</text:span><text:span text:style-name="T15"> </text:span><text:span text:style-name="T14">end</text:span></text:p>
            <text:p><text:span text:style-name="T14">end</text:span></text:p>
            <text:p><text:span text:style-name="T13"/></text:p>
            <text:p><text:span text:style-name="T14">class</text:span><text:span text:style-name="T15"> </text:span><text:span text:style-name="T16">MySecondClass</text:span><text:span text:style-name="T15"> </text:span><text:span text:style-name="T17">&lt;</text:span><text:span text:style-name="T15"> </text:span><text:span text:style-name="T16">MyClass</text:span></text:p>
            <text:p><text:span text:style-name="T15"><text:s text:c="2"/></text:span><text:span text:style-name="T14">def</text:span><text:span text:style-name="T15"> </text:span><text:span text:style-name="T16">my_method</text:span><text:span text:style-name="T17">(</text:span><text:span text:style-name="T16">a</text:span><text:span text:style-name="T17">=</text:span><text:span text:style-name="T16">A.new</text:span><text:span text:style-name="T17">);</text:span><text:span text:style-name="T15"> </text:span><text:span text:style-name="T16">puts</text:span><text:span text:style-name="T15"> </text:span><text:span text:style-name="T16">a</text:span><text:span text:style-name="T17">;</text:span><text:span text:style-name="T15"> </text:span><text:span text:style-name="T14">end</text:span></text:p>
            <text:p><text:span text:style-name="T14">end</text:span></text:p>
          </draw:text-box>
        </draw:frame>
        <draw:frame presentation:style-name="pr4" draw:layer="layout" svg:width="12.297cm" svg:height="12.179cm" svg:x="14.313cm" svg:y="4.914cm" presentation:class="outline">
          <draw:text-box>
            <text:p><text:span text:style-name="T16">MySecondClass.new.my_m</text:span><text:span text:style-name="T16">ethod</text:span></text:p>
            <text:p xml:id="id27" text:id="id27"><text:span text:style-name="T15"># #&lt;MyClass::A:0x000000019a3200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pendency injection</text:p>
          </draw:text-box>
        </draw:frame>
        <draw:frame presentation:style-name="pr4" draw:text-style-name="P3" draw:layer="layout" svg:width="12.297cm" svg:height="12.179cm" svg:x="1.4cm" svg:y="4.914cm" presentation:class="outline" presentation:user-transformed="true">
          <draw:text-box>
            <text:p text:style-name="P3"><text:span text:style-name="T18">class</text:span><text:span text:style-name="T19"> </text:span><text:span text:style-name="T20">A</text:span><text:span text:style-name="T21">;</text:span><text:span text:style-name="T19"> </text:span><text:span text:style-name="T18">end</text:span></text:p>
            <text:p text:style-name="P3"><text:span text:style-name="T22"/></text:p>
            <text:p text:style-name="P3"><text:span text:style-name="T18">class</text:span><text:span text:style-name="T19"> </text:span><text:span text:style-name="T20">MyClass</text:span></text:p>
            <text:p text:style-name="P3"><text:span text:style-name="T19"><text:s text:c="2"/></text:span><text:span text:style-name="T18">def</text:span><text:span text:style-name="T19"> </text:span><text:span text:style-name="T20">my_method</text:span><text:span text:style-name="T21">(</text:span><text:span text:style-name="T20">a</text:span><text:span text:style-name="T21">=</text:span><text:span text:style-name="T20">A.new</text:span><text:span text:style-name="T21">);</text:span><text:span text:style-name="T19"> </text:span><text:span text:style-name="T20">puts</text:span><text:span text:style-name="T19"> </text:span><text:span text:style-name="T20">a</text:span><text:span text:style-name="T21">;</text:span><text:span text:style-name="T19"> </text:span><text:span text:style-name="T18">end</text:span></text:p>
            <text:p text:style-name="P3"><text:span text:style-name="T18">end</text:span></text:p>
            <text:p text:style-name="P3"><text:span text:style-name="T22"/></text:p>
            <text:p text:style-name="P3"><text:span text:style-name="T18">class</text:span><text:span text:style-name="T19"> </text:span><text:span text:style-name="T20">MyClass</text:span></text:p>
            <text:p text:style-name="P3"><text:span text:style-name="T19"><text:s text:c="2"/></text:span><text:span text:style-name="T18">class</text:span><text:span text:style-name="T19"> </text:span><text:span text:style-name="T20">A</text:span><text:span text:style-name="T21">;</text:span><text:span text:style-name="T19"> </text:span><text:span text:style-name="T18">end</text:span></text:p>
            <text:p text:style-name="P3"><text:span text:style-name="T18">end</text:span></text:p>
          </draw:text-box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p><text:span text:style-name="T23">class</text:span><text:span text:style-name="T24"> </text:span><text:span text:style-name="T25">MySecondClass</text:span><text:span text:style-name="T24"> </text:span><text:span text:style-name="T26">&lt;</text:span><text:span text:style-name="T24"> </text:span><text:span text:style-name="T25">MyClass</text:span></text:p>
            <text:p><text:span text:style-name="T24"><text:s text:c="2"/></text:span><text:span text:style-name="T23">def</text:span><text:span text:style-name="T24"> </text:span><text:span text:style-name="T25">my_method</text:span><text:span text:style-name="T26">(</text:span><text:span text:style-name="T25">a</text:span><text:span text:style-name="T26">=</text:span><text:span text:style-name="T25">A.new</text:span><text:span text:style-name="T26">);</text:span><text:span text:style-name="T24"> </text:span><text:span text:style-name="T25">puts</text:span><text:span text:style-name="T24"> </text:span><text:span text:style-name="T25">a</text:span><text:span text:style-name="T26">;</text:span><text:span text:style-name="T24"> </text:span><text:span text:style-name="T23">end</text:span></text:p>
            <text:p><text:span text:style-name="T23">end</text:span></text:p>
            <text:p/>
            <text:p><text:span text:style-name="T23">class</text:span><text:span text:style-name="T24"> </text:span><text:span text:style-name="T25">MySecondClass</text:span></text:p>
            <text:p><text:span text:style-name="T24"><text:s text:c="2"/></text:span><text:span text:style-name="T23">class</text:span><text:span text:style-name="T24"> </text:span><text:span text:style-name="T25">A</text:span><text:span text:style-name="T26">;</text:span><text:span text:style-name="T24"> </text:span><text:span text:style-name="T23">end</text:span></text:p>
            <text:p><text:span text:style-name="T23">end</text:span></text:p>
            <text:p/>
            <text:p><text:span text:style-name="T25">MySecondClass.new.my_method</text:span></text:p>
            <text:p xml:id="id28" text:id="id28"><text:span text:style-name="T24"># #&lt;MySecondClass::A:0x000000017fecb0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pendency injection</text:p>
          </draw:text-box>
        </draw:frame>
        <draw:frame presentation:style-name="pr4" draw:text-style-name="P3" draw:layer="layout" svg:width="12.297cm" svg:height="12.179cm" svg:x="1.4cm" svg:y="4.914cm" presentation:class="outline" presentation:user-transformed="true">
          <draw:text-box>
            <text:p text:style-name="P3"><text:span text:style-name="T18">class</text:span><text:span text:style-name="T19"> </text:span><text:span text:style-name="T20">A</text:span><text:span text:style-name="T21">;</text:span><text:span text:style-name="T19"> </text:span><text:span text:style-name="T18">end</text:span></text:p>
            <text:p text:style-name="P3"><text:span text:style-name="T22"/></text:p>
            <text:p text:style-name="P3"><text:span text:style-name="T18">class</text:span><text:span text:style-name="T19"> </text:span><text:span text:style-name="T20">MyClass</text:span></text:p>
            <text:p text:style-name="P3"><text:span text:style-name="T19"><text:s text:c="2"/></text:span><text:span text:style-name="T18">def</text:span><text:span text:style-name="T19"> </text:span><text:span text:style-name="T20">my_method</text:span><text:span text:style-name="T21">(</text:span><text:span text:style-name="T20">a</text:span><text:span text:style-name="T21">=</text:span><text:span text:style-name="T20">A.new</text:span><text:span text:style-name="T21">);</text:span><text:span text:style-name="T19"> </text:span><text:span text:style-name="T20">puts</text:span><text:span text:style-name="T19"> </text:span><text:span text:style-name="T20">a</text:span><text:span text:style-name="T21">;</text:span><text:span text:style-name="T19"> </text:span><text:span text:style-name="T18">end</text:span></text:p>
            <text:p text:style-name="P3"><text:span text:style-name="T18">end</text:span></text:p>
            <text:p text:style-name="P3"><text:span text:style-name="T22"/></text:p>
            <text:p text:style-name="P3"><text:span text:style-name="T18">class</text:span><text:span text:style-name="T19"> </text:span><text:span text:style-name="T20">MyClass</text:span></text:p>
            <text:p text:style-name="P3"><text:span text:style-name="T19"><text:s text:c="2"/></text:span><text:span text:style-name="T18">class</text:span><text:span text:style-name="T19"> </text:span><text:span text:style-name="T20">A</text:span><text:span text:style-name="T21">;</text:span><text:span text:style-name="T19"> </text:span><text:span text:style-name="T18">end</text:span></text:p>
            <text:p text:style-name="P3"><text:span text:style-name="T18">end</text:span></text:p>
          </draw:text-box>
        </draw:frame>
        <draw:frame presentation:style-name="pr4" draw:layer="layout" svg:width="12.297cm" svg:height="12.179cm" svg:x="14.313cm" svg:y="4.914cm" presentation:class="outline">
          <draw:text-box>
            <text:p><text:span text:style-name="T23">class</text:span><text:span text:style-name="T24"> </text:span><text:span text:style-name="T25">MySecondClass</text:span><text:span text:style-name="T24"> </text:span><text:span text:style-name="T26">&lt;</text:span><text:span text:style-name="T24"> </text:span><text:span text:style-name="T25">MyClass</text:span></text:p>
            <text:p><text:span text:style-name="T23">end</text:span></text:p>
            <text:p/>
            <text:p><text:span text:style-name="T23">class</text:span><text:span text:style-name="T24"> </text:span><text:span text:style-name="T25">MySecondClass</text:span></text:p>
            <text:p><text:span text:style-name="T24"><text:s text:c="2"/></text:span><text:span text:style-name="T23">class</text:span><text:span text:style-name="T24"> </text:span><text:span text:style-name="T25">A</text:span><text:span text:style-name="T26">;</text:span><text:span text:style-name="T24"> </text:span><text:span text:style-name="T23">end</text:span></text:p>
            <text:p><text:span text:style-name="T23">end</text:span></text:p>
            <text:p/>
            <text:p><text:span text:style-name="T25">MySecondClass.new.my_method</text:span></text:p>
            <text:p xml:id="id29" text:id="id29"><text:span text:style-name="T24"># #&lt;MyClass::A:0x000000017eb4d0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pendency injection</text:p>
          </draw:text-box>
        </draw:frame>
        <draw:frame presentation:style-name="pr4" draw:text-style-name="P3" draw:layer="layout" svg:width="12.297cm" svg:height="12.179cm" svg:x="1.4cm" svg:y="4.914cm" presentation:class="outline">
          <draw:text-box>
            <text:p text:style-name="P3"><text:span text:style-name="T18">class</text:span><text:span text:style-name="T19"> </text:span><text:span text:style-name="T20">A</text:span><text:span text:style-name="T21">;</text:span><text:span text:style-name="T19"> </text:span><text:span text:style-name="T18">end</text:span></text:p>
            <text:p text:style-name="P3"><text:span text:style-name="T22"/></text:p>
            <text:p text:style-name="P3"><text:span text:style-name="T18">class</text:span><text:span text:style-name="T19"> </text:span><text:span text:style-name="T20">MyClass</text:span></text:p>
            <text:p text:style-name="P3"><text:span text:style-name="T19"><text:s text:c="2"/></text:span><text:span text:style-name="T18">def</text:span><text:span text:style-name="T19"> </text:span><text:span text:style-name="T20">my_method</text:span><text:span text:style-name="T21">(</text:span><text:span text:style-name="T20">a</text:span><text:span text:style-name="T21">=</text:span><text:span text:style-name="T20">A.new</text:span><text:span text:style-name="T21">);</text:span><text:span text:style-name="T19"> </text:span><text:span text:style-name="T20">puts</text:span><text:span text:style-name="T19"> </text:span><text:span text:style-name="T20">a</text:span><text:span text:style-name="T21">;</text:span><text:span text:style-name="T19"> </text:span><text:span text:style-name="T18">end</text:span></text:p>
            <text:p text:style-name="P3"><text:span text:style-name="T18">end</text:span></text:p>
            <text:p text:style-name="P3"><text:span text:style-name="T22"/></text:p>
            <text:p text:style-name="P3"><text:span text:style-name="T18">class</text:span><text:span text:style-name="T19"> </text:span><text:span text:style-name="T20">MyClass</text:span></text:p>
            <text:p text:style-name="P3"><text:span text:style-name="T19"><text:s text:c="2"/></text:span><text:span text:style-name="T18">class</text:span><text:span text:style-name="T19"> </text:span><text:span text:style-name="T20">A</text:span><text:span text:style-name="T21">;</text:span><text:span text:style-name="T19"> </text:span><text:span text:style-name="T18">end</text:span></text:p>
            <text:p text:style-name="P3"><text:span text:style-name="T18">end</text:span></text:p>
          </draw:text-box>
        </draw:frame>
        <draw:frame presentation:style-name="pr4" draw:layer="layout" svg:width="12.297cm" svg:height="12.179cm" svg:x="14.313cm" svg:y="4.914cm" presentation:class="outline">
          <draw:text-box>
            <text:p><text:span text:style-name="T23">class</text:span><text:span text:style-name="T24"> </text:span><text:span text:style-name="T25">MySecondClass</text:span><text:span text:style-name="T24"> </text:span><text:span text:style-name="T26">&lt;</text:span><text:span text:style-name="T24"> </text:span><text:span text:style-name="T25">MyClass</text:span></text:p>
            <text:p><text:span text:style-name="T24"><text:s text:c="2"/></text:span><text:span text:style-name="T23">def</text:span><text:span text:style-name="T24"> </text:span><text:span text:style-name="T25">my_method</text:span><text:span text:style-name="T26">(</text:span><text:span text:style-name="T25">a</text:span><text:span text:style-name="T26">=</text:span><text:span text:style-name="T25">A.new</text:span><text:span text:style-name="T26">);</text:span><text:span text:style-name="T24"> </text:span><text:span text:style-name="T23">super</text:span><text:span text:style-name="T26">;</text:span><text:span text:style-name="T24"> </text:span><text:span text:style-name="T23">end</text:span></text:p>
            <text:p><text:span text:style-name="T23">end</text:span></text:p>
            <text:p/>
            <text:p><text:span text:style-name="T23">class</text:span><text:span text:style-name="T24"> </text:span><text:span text:style-name="T25">MySecondClass</text:span></text:p>
            <text:p><text:span text:style-name="T24"><text:s text:c="2"/></text:span><text:span text:style-name="T23">class</text:span><text:span text:style-name="T24"> </text:span><text:span text:style-name="T25">A</text:span><text:span text:style-name="T26">;</text:span><text:span text:style-name="T24"> </text:span><text:span text:style-name="T23">end</text:span></text:p>
            <text:p><text:span text:style-name="T23">end</text:span></text:p>
            <text:p/>
            <text:p><text:span text:style-name="T25">MySecondClass.new.my_method</text:span></text:p>
            <text:p xml:id="id30" text:id="id30"><text:span text:style-name="T24"># #&lt;MySecondClass::A:0x000000017fecb0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mantic Ver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7">1.9.3-p545</text:span></text:p>
              </text:list-item>
              <text:list-item>
                <text:p>&gt;= 2.1</text:p>
              </text:list-item>
              <text:list-item>
                <text:p>MAJOR.MINOR.TEENY</text:p>
              </text:list-item>
              <text:list-item>
                <text:p>2.1.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sh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23">class</text:span><text:span text:style-name="T24"> </text:span><text:span text:style-name="T25">MyHash</text:span><text:span text:style-name="T24"> </text:span><text:span text:style-name="T26">&lt;</text:span><text:span text:style-name="T24"> </text:span><text:span text:style-name="T25">Hash</text:span></text:p>
            <text:p><text:span text:style-name="T23">end</text:span></text:p>
            <text:p><text:span text:style-name="T28"/></text:p>
            <text:p><text:span text:style-name="T25">h</text:span><text:span text:style-name="T24"> </text:span><text:span text:style-name="T26">=</text:span><text:span text:style-name="T24"> </text:span><text:span text:style-name="T25">MyHash.new</text:span></text:p>
            <text:p><text:span text:style-name="T25">h</text:span><text:span text:style-name="T26">[:</text:span><text:span text:style-name="T25">foo</text:span><text:span text:style-name="T26">]</text:span><text:span text:style-name="T24"> </text:span><text:span text:style-name="T26">=</text:span><text:span text:style-name="T24"> </text:span><text:span text:style-name="T29">'hola'</text:span></text:p>
            <text:p><text:span text:style-name="T25">h</text:span><text:span text:style-name="T26">[:</text:span><text:span text:style-name="T25">bar</text:span><text:span text:style-name="T26">]</text:span><text:span text:style-name="T24"> </text:span><text:span text:style-name="T26">=</text:span><text:span text:style-name="T24"> </text:span><text:span text:style-name="T29">'mundo'</text:span></text:p>
            <text:p><text:span text:style-name="T25">r</text:span><text:span text:style-name="T24"> </text:span><text:span text:style-name="T26">=</text:span><text:span text:style-name="T24"> </text:span><text:span text:style-name="T25">h.reject</text:span><text:span text:style-name="T24"> </text:span><text:span text:style-name="T26">{</text:span><text:span text:style-name="T24"> </text:span><text:span text:style-name="T26">|</text:span><text:span text:style-name="T25">k</text:span><text:span text:style-name="T26">,</text:span><text:span text:style-name="T24"> </text:span><text:span text:style-name="T25">v</text:span><text:span text:style-name="T26">|</text:span><text:span text:style-name="T24"> </text:span><text:span text:style-name="T25">v</text:span><text:span text:style-name="T24"> </text:span><text:span text:style-name="T26">==</text:span><text:span text:style-name="T24"> </text:span><text:span text:style-name="T29">'hola'</text:span><text:span text:style-name="T24"> </text:span><text:span text:style-name="T26">}</text:span></text:p>
            <text:p><text:span text:style-name="T25">puts</text:span><text:span text:style-name="T24"> </text:span><text:span text:style-name="T25">r.class</text:span></text:p>
            <text:p xml:id="id31" text:id="id31"><text:span text:style-name="T24"># MyHash</text:span></text:p>
            <text:p xml:id="id33" text:id="id33"><text:span text:style-name="T24"># Hash <text:s text:c="3"/># ruby &gt;= 2.2</text:span></text:p>
          </draw:text-box>
        </draw:frame>
        <draw:frame draw:style-name="gr3" draw:text-style-name="P4" draw:layer="layout" svg:width="5.074cm" svg:height="0.975cm" svg:x="5.126cm" svg:y="14.6cm">
          <draw:text-box>
            <text:p xml:id="id32" text:id="id32"><text:span text:style-name="T24"># ruby &lt; 2.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reeze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30">"hola".</text:span><text:span text:style-name="T31">object_id</text:span><text:span text:style-name="T32"> #=&gt; 13563540 </text:span></text:p>
            <text:p><text:span text:style-name="T30">"hola".</text:span><text:span text:style-name="T31">object_id</text:span><text:span text:style-name="T32"> #=&gt; 13540200 </text:span></text:p>
            <text:p><text:span text:style-name="T30">"hola".</text:span><text:span text:style-name="T31">object_id</text:span><text:span text:style-name="T32"> #=&gt; 16206740 </text:span></text:p>
            <text:p><text:span text:style-name="T30">"hola".</text:span><text:span text:style-name="T31">object_id</text:span><text:span text:style-name="T32"> #=&gt; 16199680</text:span></text:p>
            <text:p xml:id="id34" text:id="id34"><text:span text:style-name="T30">"hola".</text:span><text:span text:style-name="T31">freeze.object_id</text:span><text:span text:style-name="T32"> #=&gt; 13563800</text:span></text:p>
            <text:p xml:id="id35" text:id="id35"><text:span text:style-name="T30">"hola".</text:span><text:span text:style-name="T31">freeze.object_id</text:span><text:span text:style-name="T32"> #=&gt; 13563800</text:span></text:p>
            <text:p xml:id="id36" text:id="id36"><text:span text:style-name="T30">"hola".</text:span><text:span text:style-name="T31">freeze.object_id</text:span><text:span text:style-name="T32"> #=&gt; 13563800</text:span></text:p>
            <text:p xml:id="id37" text:id="id37"><text:span text:style-name="T30">"hola".</text:span><text:span text:style-name="T31">freeze.object_id</text:span><text:span text:style-name="T32"> #=&gt; 1356380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reeze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33">a</text:span><text:span text:style-name="T34"> </text:span><text:span text:style-name="T35">=</text:span><text:span text:style-name="T34"> </text:span><text:span text:style-name="T35">{</text:span><text:span text:style-name="T36">"foo"</text:span><text:span text:style-name="T34"> </text:span><text:span text:style-name="T35">=&gt;</text:span><text:span text:style-name="T34"> </text:span><text:span text:style-name="T36">"bar"</text:span><text:span text:style-name="T34"> </text:span><text:span text:style-name="T35">}</text:span></text:p>
            <text:p><text:span text:style-name="T33">b</text:span><text:span text:style-name="T34"> </text:span><text:span text:style-name="T35">=</text:span><text:span text:style-name="T34"> </text:span><text:span text:style-name="T35">{</text:span><text:span text:style-name="T36">"foo"</text:span><text:span text:style-name="T34"> </text:span><text:span text:style-name="T35">=&gt;</text:span><text:span text:style-name="T34"> </text:span><text:span text:style-name="T36">"Bar"</text:span><text:span text:style-name="T34"> </text:span><text:span text:style-name="T35">}</text:span></text:p>
            <text:p><text:span text:style-name="T33">a.keys.first.object_id</text:span><text:span text:style-name="T34"> #=&gt; 21162000</text:span></text:p>
            <text:p><text:span text:style-name="T33">b.keys.first.object_id</text:span><text:span text:style-name="T34"> #=&gt; 21177120</text:span></text:p>
            <text:p><text:span text:style-name="T34"/></text:p>
            <text:p xml:id="id38" text:id="id38"><text:span text:style-name="T34"># &gt;= 2.1</text:span></text:p>
            <text:p xml:id="id39" text:id="id39"><text:span text:style-name="T33">a.keys.first.object_id</text:span><text:span text:style-name="T34"> #=&gt; 8310980</text:span></text:p>
            <text:p xml:id="id40" text:id="id40"><text:span text:style-name="T33">b.keys.first.object_id</text:span><text:span text:style-name="T34"> #=&gt; 831098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vate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1">class</text:span> <text:span text:style-name="T3">A</text:span></text:p>
            <text:p><text:s text:c="2"/><text:span text:style-name="T1">def</text:span> <text:span text:style-name="T3">m1</text:span><text:span text:style-name="T4">;</text:span> <text:span text:style-name="T1">end</text:span></text:p>
            <text:p><text:s text:c="2"/><text:span text:style-name="T1">def</text:span> <text:span text:style-name="T3">m2</text:span><text:span text:style-name="T4">;</text:span> <text:span text:style-name="T1">end</text:span></text:p>
            <text:p/>
            <text:p><text:span text:style-name="T3">private</text:span></text:p>
            <text:p/>
            <text:p><text:s text:c="2"/><text:span text:style-name="T1">def</text:span> <text:span text:style-name="T3">m3</text:span><text:span text:style-name="T4">;</text:span> <text:span text:style-name="T1">end</text:span></text:p>
            <text:p/>
            <text:p><text:s text:c="2"/><text:span text:style-name="T3">private</text:span> <text:span text:style-name="T4">:</text:span><text:span text:style-name="T3">m1</text:span><text:span text:style-name="T4">,</text:span> <text:span text:style-name="T4">:</text:span><text:span text:style-name="T3">m2</text:span></text:p>
            <text:p><text:span text:style-name="T1">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vate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1">class </text:span><text:span text:style-name="T3">A</text:span></text:p>
            <text:p><text:span text:style-name="T1"><text:s text:c="2"/></text:span><text:span text:style-name="T1">def </text:span><text:span text:style-name="T3">m1</text:span><text:span text:style-name="T4">;</text:span><text:span text:style-name="T1"> end</text:span></text:p>
            <text:p><text:span text:style-name="T1"><text:s text:c="2"/></text:span><text:span text:style-name="T1">def </text:span><text:span text:style-name="T3">m2</text:span><text:span text:style-name="T4">;</text:span><text:span text:style-name="T1"> end</text:span></text:p>
            <text:p/>
            <text:p><text:span text:style-name="T1"><text:s text:c="2"/></text:span><text:span text:style-name="T3">send</text:span><text:span text:style-name="T1"> </text:span><text:span text:style-name="T4">:</text:span><text:span text:style-name="T3">private</text:span></text:p>
            <text:p/>
            <text:p><text:span text:style-name="T1"><text:s text:c="2"/></text:span><text:span text:style-name="T1">def </text:span><text:span text:style-name="T3">m3</text:span><text:span text:style-name="T4">;</text:span><text:span text:style-name="T1"> end</text:span></text:p>
            <text:p><text:span text:style-name="T1">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vate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1">class </text:span><text:span text:style-name="T3">A</text:span></text:p>
            <text:p><text:span text:style-name="T1"><text:s text:c="2"/></text:span><text:span text:style-name="T1">def </text:span><text:span text:style-name="T3">m1</text:span><text:span text:style-name="T4">;</text:span><text:span text:style-name="T1"> end</text:span></text:p>
            <text:p><text:span text:style-name="T1"><text:s text:c="2"/></text:span><text:span text:style-name="T1">def </text:span><text:span text:style-name="T3">m2</text:span><text:span text:style-name="T4">;</text:span><text:span text:style-name="T1"> end</text:span></text:p>
            <text:p/>
            <text:p><text:span text:style-name="T1"><text:s text:c="2"/></text:span><text:span text:style-name="T3">send</text:span><text:span text:style-name="T1"> </text:span><text:span text:style-name="T4">:</text:span><text:span text:style-name="T3">private</text:span></text:p>
            <text:p/>
            <text:p><text:span text:style-name="T1"><text:s text:c="2"/></text:span><text:span text:style-name="T1">def </text:span><text:span text:style-name="T3">m3</text:span><text:span text:style-name="T4">;</text:span><text:span text:style-name="T1"> end</text:span></text:p>
            <text:p><text:span text:style-name="T1">end</text:span></text:p>
            <text:p><text:span text:style-name="T3">A.new.m3</text:span></text:p>
            <text:p><text:span text:style-name="T7"># <text:s/>private method `m3' called for #&lt;A:0x00000001063aa0&gt; (NoMethodError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vate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1">class</text:span><text:span text:style-name="T7"> </text:span><text:span text:style-name="T3">A</text:span></text:p>
            <text:p><text:span text:style-name="T7"><text:s text:c="2"/></text:span><text:span text:style-name="T1">def</text:span><text:span text:style-name="T7"> </text:span><text:span text:style-name="T3">m1</text:span><text:span text:style-name="T4">;</text:span><text:span text:style-name="T7"> </text:span><text:span text:style-name="T1">end</text:span></text:p>
            <text:p><text:span text:style-name="T7"><text:s text:c="2"/></text:span><text:span text:style-name="T1">def</text:span><text:span text:style-name="T7"> </text:span><text:span text:style-name="T3">m2</text:span><text:span text:style-name="T4">;</text:span><text:span text:style-name="T7"> </text:span><text:span text:style-name="T1">end</text:span></text:p>
            <text:p/>
            <text:p><text:span text:style-name="T7"><text:s text:c="2"/></text:span><text:span text:style-name="T3">eval</text:span><text:span text:style-name="T7"> </text:span><text:span text:style-name="T37">"private"</text:span></text:p>
            <text:p/>
            <text:p><text:span text:style-name="T7"><text:s text:c="2"/></text:span><text:span text:style-name="T1">def</text:span><text:span text:style-name="T7"> </text:span><text:span text:style-name="T3">m3</text:span><text:span text:style-name="T4">;</text:span><text:span text:style-name="T7"> </text:span><text:span text:style-name="T1">end</text:span></text:p>
            <text:p><text:span text:style-name="T1">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f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1">def </text:span><text:span text:style-name="T3">metodo</text:span><text:span text:style-name="T4">;</text:span><text:span text:style-name="T1"> end</text:span></text:p>
            <text:p><text:span text:style-name="T7"># =&gt; nil <text:s text:c="6"/># Ruby 2.0</text:span></text:p>
            <text:p><text:span text:style-name="T7"># =&gt; :metodo <text:s text:c="2"/># Ruby 2.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f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3">private</text:span><text:span text:style-name="T7"> </text:span><text:span text:style-name="T1">def</text:span><text:span text:style-name="T7"> </text:span><text:span text:style-name="T3">metodo</text:span></text:p>
            <text:p><text:span text:style-name="T1">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f</text:p>
          </draw:text-box>
        </draw:frame>
        <draw:frame presentation:style-name="pr4" draw:layer="layout" svg:width="12.297cm" svg:height="12.179cm" svg:x="1.4cm" svg:y="4.914cm" presentation:class="outline">
          <draw:text-box>
            <text:p><text:span text:style-name="T1">class</text:span><text:span text:style-name="T38"> </text:span><text:span text:style-name="T3">Base</text:span></text:p>
            <text:p><text:span text:style-name="T38"><text:s text:c="2"/></text:span><text:span text:style-name="T1">def</text:span><text:span text:style-name="T38"> </text:span><text:span text:style-name="T3">self.around</text:span><text:span text:style-name="T39">(</text:span><text:span text:style-name="T3">method_name</text:span><text:span text:style-name="T39">)</text:span></text:p>
            <text:p><text:span text:style-name="T38"><text:s text:c="4"/></text:span><text:span text:style-name="T3">define_method</text:span><text:span text:style-name="T39">(</text:span><text:span text:style-name="T37">"before_"</text:span><text:span text:style-name="T38"> </text:span><text:span text:style-name="T39">+</text:span><text:span text:style-name="T38"> </text:span><text:span text:style-name="T3">method_name.to_s</text:span><text:span text:style-name="T39">)</text:span><text:span text:style-name="T38"> </text:span><text:span text:style-name="T1">do</text:span></text:p>
            <text:p><text:span text:style-name="T38"><text:s text:c="7"/></text:span><text:span text:style-name="T3">puts</text:span><text:span text:style-name="T38"> </text:span><text:span text:style-name="T37">"Before"</text:span></text:p>
            <text:p><text:span text:style-name="T38"><text:s text:c="4"/></text:span><text:span text:style-name="T1">end</text:span></text:p>
            <text:p><text:span text:style-name="T1"/></text:p>
            <text:p><text:span text:style-name="T38"><text:s text:c="4"/></text:span><text:span text:style-name="T3">define_method</text:span><text:span text:style-name="T39">(</text:span><text:span text:style-name="T37">"after_"</text:span><text:span text:style-name="T38"> </text:span><text:span text:style-name="T39">+</text:span><text:span text:style-name="T38"> </text:span><text:span text:style-name="T3">method_name.to_s</text:span><text:span text:style-name="T39">)</text:span><text:span text:style-name="T38"> </text:span><text:span text:style-name="T1">do</text:span></text:p>
            <text:p><text:span text:style-name="T38"><text:s text:c="7"/></text:span><text:span text:style-name="T3">puts</text:span><text:span text:style-name="T38"> </text:span><text:span text:style-name="T37">"After"</text:span></text:p>
            <text:p><text:span text:style-name="T38"><text:s text:c="4"/></text:span><text:span text:style-name="T1">end</text:span></text:p>
            <text:p><text:span text:style-name="T38"><text:s text:c="2"/></text:span><text:span text:style-name="T1">end</text:span></text:p>
            <text:p><text:span text:style-name="T1">end</text:span></text:p>
          </draw:text-box>
        </draw:frame>
        <draw:frame presentation:style-name="pr4" draw:layer="layout" svg:width="12.297cm" svg:height="12.179cm" svg:x="14.313cm" svg:y="4.914cm" presentation:class="outline">
          <draw:text-box>
            <text:p><text:span text:style-name="T1">class</text:span><text:span text:style-name="T7"> </text:span><text:span text:style-name="T3">A &lt; Base</text:span></text:p>
            <text:p><text:span text:style-name="T7"><text:s text:c="2"/></text:span><text:span text:style-name="T3">around</text:span><text:span text:style-name="T7"> </text:span><text:span text:style-name="T1">def</text:span><text:span text:style-name="T7"> </text:span><text:span text:style-name="T3">my_method</text:span></text:p>
            <text:p><text:span text:style-name="T7"><text:s text:c="4"/></text:span><text:span text:style-name="T3">before_my_method</text:span></text:p>
            <text:p><text:span text:style-name="T7"><text:s text:c="4"/></text:span><text:span text:style-name="T3">puts</text:span><text:span text:style-name="T7"> </text:span><text:span text:style-name="T37">"In my method"</text:span></text:p>
            <text:p><text:span text:style-name="T7"><text:s text:c="4"/></text:span><text:span text:style-name="T3">after_my_method</text:span></text:p>
            <text:p><text:span text:style-name="T7"><text:s text:c="2"/></text:span><text:span text:style-name="T1">end</text:span></text:p>
            <text:p><text:span text:style-name="T1">end</text:span></text:p>
            <text:p><text:span text:style-name="T3">A.new.my_method</text:span></text:p>
            <text:p><text:span text:style-name="T7"># Before</text:span></text:p>
            <text:p><text:span text:style-name="T7"># In my method</text:span></text:p>
            <text:p><text:span text:style-name="T7"># Af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ublic Include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1">class </text:span><text:span text:style-name="T3">A</text:span></text:p>
            <text:p><text:span text:style-name="T1">end</text:span></text:p>
            <text:p><text:span text:style-name="T4"/></text:p>
            <text:p><text:span text:style-name="T1">module </text:span><text:span text:style-name="T3">M</text:span></text:p>
            <text:p><text:span text:style-name="T1"><text:s text:c="2"/></text:span><text:span text:style-name="T1">def </text:span><text:span text:style-name="T3">m1</text:span></text:p>
            <text:p><text:span text:style-name="T1"><text:s text:c="2"/></text:span><text:span text:style-name="T1">end</text:span></text:p>
            <text:p><text:span text:style-name="T1">end</text:span></text:p>
            <text:p><text:span text:style-name="T4"/></text:p>
            <text:p><text:span text:style-name="T3">A.include</text:span><text:span text:style-name="T1"> </text:span><text:span text:style-name="T3">M </text:span><text:span text:style-name="T38"># Ruby &gt; 2.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xt float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3">puts</text:span><text:span text:style-name="T7"> </text:span><text:span text:style-name="T6">123.456</text:span><text:span text:style-name="T4">.</text:span><text:span text:style-name="T3">next_float</text:span></text:p>
            <text:p><text:span text:style-name="T7"># =&gt; 123.4560000000000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C Constants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3">ARRAY</text:span><text:span text:style-name="T7"> </text:span><text:span text:style-name="T4">=</text:span><text:span text:style-name="T7"> </text:span><text:span text:style-name="T4">[]</text:span></text:p>
            <text:p><text:span text:style-name="T6">100</text:span><text:span text:style-name="T3">_000.times</text:span><text:span text:style-name="T7"> </text:span><text:span text:style-name="T1">do</text:span></text:p>
            <text:p><text:span text:style-name="T7"><text:s text:c="2"/></text:span><text:span text:style-name="T3">ARRAY</text:span><text:span text:style-name="T7"> </text:span><text:span text:style-name="T4">&lt;&lt;</text:span><text:span text:style-name="T7"> </text:span><text:span text:style-name="T37">"a string"</text:span></text:p>
            <text:p><text:span text:style-name="T1">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3T3">
        <office:forms form:automatic-focus="false" form:apply-design-mode="false"/>
        <draw:frame presentation:style-name="pr4" draw:layer="layout" svg:width="12.297cm" svg:height="12.179cm" svg:x="1.4cm" svg:y="4.914cm" presentation:class="outline">
          <draw:text-box>
            <text:p><text:span text:style-name="T40">module </text:span><text:span text:style-name="T41">StringHelper</text:span></text:p>
            <text:p><text:span text:style-name="T40"><text:s text:c="2"/></text:span><text:span text:style-name="T41">refine</text:span><text:span text:style-name="T40"> </text:span><text:span text:style-name="T41">String</text:span><text:span text:style-name="T40"> do</text:span></text:p>
            <text:p><text:span text:style-name="T40"><text:s text:c="4"/></text:span><text:span text:style-name="T40">def </text:span><text:span text:style-name="T41">blank?</text:span></text:p>
            <text:p><text:span text:style-name="T40"><text:s text:c="6"/></text:span><text:span text:style-name="T41">nil?</text:span><text:span text:style-name="T40"> </text:span><text:span text:style-name="T42">||</text:span><text:span text:style-name="T40"> </text:span><text:span text:style-name="T41">empty?</text:span></text:p>
            <text:p><text:span text:style-name="T40"><text:s text:c="4"/></text:span><text:span text:style-name="T40">end</text:span></text:p>
            <text:p><text:span text:style-name="T40"><text:s text:c="2"/></text:span><text:span text:style-name="T40">end</text:span></text:p>
            <text:p><text:span text:style-name="T40">end</text:span></text:p>
            <text:p/>
          </draw:text-box>
        </draw:frame>
        <draw:frame presentation:style-name="pr1" draw:layer="layout" svg:width="25.199cm" svg:height="3.506cm" svg:x="1.4cm" svg:y="0.837cm" presentation:class="title">
          <draw:text-box>
            <text:p>Refine</text:p>
          </draw:text-box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p><text:span text:style-name="T1">class </text:span><text:span text:style-name="T3">A</text:span></text:p>
            <text:p><text:span text:style-name="T1"><text:s text:c="2"/></text:span><text:span text:style-name="T3">using</text:span><text:span text:style-name="T1"> </text:span><text:span text:style-name="T3">StringHelper</text:span></text:p>
            <text:p/>
            <text:p><text:span text:style-name="T1"><text:s text:c="2"/></text:span><text:span text:style-name="T3">puts</text:span><text:span text:style-name="T1"> </text:span><text:span text:style-name="T37">""</text:span><text:span text:style-name="T4">.</text:span><text:span text:style-name="T3">blank?</text:span></text:p>
            <text:p><text:span text:style-name="T1"><text:s text:c="2"/></text:span><text:span text:style-name="T7"># true</text:span></text:p>
            <text:p><text:span text:style-name="T1">end</text:span></text:p>
            <text:p/>
            <text:p><text:span text:style-name="T3">puts</text:span><text:span text:style-name="T1"> </text:span><text:span text:style-name="T37">""</text:span><text:span text:style-name="T4">.</text:span><text:span text:style-name="T3">blank?</text:span></text:p>
            <text:p><text:span text:style-name="T7"># undefined method `blank?' for "":String (NoMethodError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ine (respond_to?)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p><text:span text:style-name="T43">module</text:span><text:span text:style-name="T44"> </text:span><text:span text:style-name="T45">StringHelper</text:span></text:p>
            <text:p><text:span text:style-name="T44"><text:s text:c="2"/></text:span><text:span text:style-name="T45">refine</text:span><text:span text:style-name="T44"> </text:span><text:span text:style-name="T45">String</text:span><text:span text:style-name="T44"> </text:span><text:span text:style-name="T43">do</text:span></text:p>
            <text:p><text:span text:style-name="T44"><text:s text:c="4"/></text:span><text:span text:style-name="T43">def</text:span><text:span text:style-name="T44"> </text:span><text:span text:style-name="T45">blank?</text:span></text:p>
            <text:p><text:span text:style-name="T44"><text:s text:c="6"/></text:span><text:span text:style-name="T45">nil?</text:span><text:span text:style-name="T44"> </text:span><text:span text:style-name="T46">||</text:span><text:span text:style-name="T44"> </text:span><text:span text:style-name="T45">empty?</text:span></text:p>
            <text:p><text:span text:style-name="T44"><text:s text:c="4"/></text:span><text:span text:style-name="T43">end</text:span></text:p>
            <text:p><text:span text:style-name="T44"><text:s text:c="2"/></text:span><text:span text:style-name="T43">end</text:span></text:p>
            <text:p><text:span text:style-name="T43">end</text:span></text:p>
          </draw:text-box>
        </draw:frame>
        <draw:frame presentation:style-name="pr4" draw:text-style-name="P6" draw:layer="layout" svg:width="12.297cm" svg:height="12.179cm" svg:x="14.313cm" svg:y="4.914cm" presentation:class="outline">
          <draw:text-box>
            <text:p><text:span text:style-name="T47"/></text:p>
            <text:p><text:span text:style-name="T48">class</text:span><text:span text:style-name="T49"> </text:span><text:span text:style-name="T50">A</text:span></text:p>
            <text:p><text:span text:style-name="T49"><text:s text:c="2"/></text:span><text:span text:style-name="T50">using</text:span><text:span text:style-name="T49"> </text:span><text:span text:style-name="T50">StringHelper</text:span></text:p>
            <text:p><text:span text:style-name="T51"/></text:p>
            <text:p><text:span text:style-name="T49"><text:s text:c="2"/></text:span><text:span text:style-name="T50">puts</text:span><text:span text:style-name="T49"> </text:span><text:span text:style-name="T52">""</text:span><text:span text:style-name="T53">.</text:span><text:span text:style-name="T50">respond_to?</text:span><text:span text:style-name="T49"> </text:span><text:span text:style-name="T53">:</text:span><text:span text:style-name="T50">blank?</text:span></text:p>
            <text:p><text:span text:style-name="T49"><text:s text:c="2"/></text:span><text:span text:style-name="T49"># false</text:span></text:p>
            <text:p><text:span text:style-name="T48">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2" svg:font-family="'Liberation Sans', Arial" style:font-family-generic="swiss" style:font-pitch="variable"/>
    <style:font-face style:name="Noto Sans CJK JP Regular1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MX" style:letter-kerning="true" style:font-name-asian="Noto Sans CJK JP Regular1" style:font-family-asian="'Noto Sans CJK JP Regular'" style:font-family-generic-asian="swiss" style:font-pitch-asian="variable" style:font-size-asian="12pt" style:language-asian="hi" style:country-asian="IN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 fo:language="zxx" fo:country="non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AltKeyWord" style:display-name="_OOoComputerAltKeyWord" style:family="graphic">
      <style:paragraph-properties style:text-autospace="none"/>
      <style:text-properties fo:color="#320080" style:font-name="Courier New" fo:font-family="'Courier New'" style:font-family-generic="roman" style:font-pitch="variable" fo:language="zxx" fo:country="non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Number" style:display-name="_OOoComputerNumber" style:family="graphic">
      <style:paragraph-properties style:text-autospace="none"/>
      <style:text-properties fo:color="#ff320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 fo:language="zxx" fo:country="none"/>
    </style:style>
    <style:style style:name="_5f_OOoComputerSpecial" style:display-name="_OOoComputerSpecial" style:family="graphic">
      <style:paragraph-properties style:text-autospace="none"/>
      <style:text-properties fo:color="#000000" style:font-name="Courier New" fo:font-family="'Courier New'" style:font-family-generic="roman" style:font-pitch="variable" fo:language="zxx" fo:country="none"/>
    </style:style>
    <style:style style:name="_5f_OOoComputerBaseNoLocale" style:display-name="_OOoComputerBaseNoLocale" style:family="graphic">
      <style:paragraph-properties style:text-autospace="none"/>
      <style:text-properties fo:color="#000000" style:font-name="Courier New" fo:font-family="'Courier New'" style:font-family-generic="roman" style:font-pitch="variable" fo:language="zxx" fo:country="none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/>
    </style:style>
    <style:style style:name="Índice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Leyenda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DejaVu Sans2" style:font-family-asian="'DejaVu Sans'" style:font-family-generic-asian="swiss"/>
    </style:style>
    <style:style style:name="Encabezado_20_1" style:display-name="Encabezado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DejaVu Sans1" style:font-family-asian="'DejaVu Sans'" style:font-family-generic-asian="swiss" style:font-pitch-asian="variable" style:font-size-asian="14pt"/>
    </style:style>
    <style:style style:name="Encabezado_20_2" style:display-name="Encabezado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DejaVu Sans1" style:font-family-asian="'DejaVu Sans'" style:font-family-generic-asian="swiss" style:font-pitch-asian="variable" style:font-size-asian="14pt"/>
    </style:style>
    <style:style style:name="Encabezado_20_3" style:display-name="Encabezado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DejaVu Sans1" style:font-family-asian="'DejaVu Sans'" style:font-family-generic-asian="swiss" style:font-pitch-asian="variable" style:font-size-asian="14pt"/>
    </style:style>
    <style:style style:name="Cita" style:family="graphic">
      <style:paragraph-properties style:text-autospace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9T17:02:25.959662482</meta:creation-date>
    <dc:date>2015-06-05T13:01:14.413102381</dc:date>
    <meta:editing-duration>PT7H4M28S</meta:editing-duration>
    <meta:editing-cycles>48</meta:editing-cycles>
    <meta:generator>LibreOffice/4.4.3.2$Linux_X86_64 LibreOffice_project/650f001681c2a967e7905a12d0b4dda77d6233a1</meta:generator>
    <meta:document-statistic meta:object-count="149"/>
  </office:meta>
</office:document-meta>
</file>